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4660001125C00016A5CD7730DDE.svm"/>
  <manifest:file-entry manifest:media-type="" manifest:full-path="Pictures/200002480001231E000136D23D979D39.bmp"/>
  <manifest:file-entry manifest:media-type="" manifest:full-path="Pictures/200001E30002BCB0000173FB37755428.svm"/>
  <manifest:file-entry manifest:media-type="" manifest:full-path="Pictures/200002160001125C000124613C806772.svm"/>
  <manifest:file-entry manifest:media-type="" manifest:full-path="Pictures/2000047800011CC80001795F260FFDAF.bmp"/>
  <manifest:file-entry manifest:media-type="" manifest:full-path="Pictures/200001E70002D75000018364C315179F.bmp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auto-grow-height="false" draw:fit-to-size="true" fo:padding-top="0cm" fo:padding-bottom="0cm" fo:padding-left="0cm" fo:padding-right="0cm"/>
    </style:style>
    <style:style style:name="gr3" style:family="graphic" style:parent-style-name="standard">
      <style:graphic-properties draw:stroke="solid" draw:stroke-dash="Dash_20_1" svg:stroke-width="0.03cm" svg:stroke-color="#ffff00" draw:stroke-linejoin="round" svg:stroke-linecap="butt" draw:fill="none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draw:stroke="none" draw:stroke-dash="Dash_20_1" svg:stroke-width="0cm" svg:stroke-color="#ffff00" draw:stroke-linejoin="none" svg:stroke-linecap="butt" draw:fill="solid" draw:fill-color="#ccffff" draw:opacity="50%" draw:textarea-horizontal-align="center" draw:textarea-vertical-align="middle"/>
    </style:style>
    <style:style style:name="gr5" style:family="graphic" style:parent-style-name="standard">
      <style:graphic-properties draw:stroke="solid" draw:stroke-dash="Dash_20_1" svg:stroke-width="0cm" svg:stroke-color="#000000" draw:stroke-linejoin="round" svg:stroke-linecap="butt" draw:fill="none" draw:fill-color="#ccffff" draw:textarea-horizontal-align="center" draw:textarea-vertical-align="middle"/>
    </style:style>
    <style:style style:name="gr6" style:family="graphic" style:parent-style-name="standard">
      <style:graphic-properties draw:stroke="solid" draw:stroke-dash="Dash_20_1" svg:stroke-width="0.03cm" svg:stroke-color="#c0c0c0" draw:stroke-linejoin="round" svg:stroke-linecap="butt" draw:textarea-horizontal-align="center" draw:textarea-vertical-align="middle" fo:padding-top="0.015cm" fo:padding-bottom="0.015cm" fo:padding-left="0.015cm" fo:padding-right="0.015cm"/>
    </style:style>
    <style:style style:name="gr7" style:family="graphic" style:parent-style-name="standard">
      <style:graphic-properties draw:stroke="none" draw:stroke-dash="Dash_20_1" svg:stroke-width="0cm" svg:stroke-color="#c0c0c0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solid" draw:stroke-dash="Dash_20_1" svg:stroke-width="0.03cm" svg:stroke-color="#000000" draw:stroke-linejoin="round" svg:stroke-linecap="butt" draw:fill="none" draw:fill-color="#ffffff" draw:textarea-horizontal-align="center" draw:textarea-vertical-align="middle" fo:padding-top="0.015cm" fo:padding-bottom="0.015cm" fo:padding-left="0.015cm" fo:padding-right="0.015cm"/>
    </style:style>
    <style:style style:name="gr9" style:family="graphic" style:parent-style-name="standard">
      <style:graphic-properties draw:stroke="none" draw:stroke-dash="Dash_20_1" svg:stroke-width="0cm" svg:stroke-color="#000000" draw:stroke-linejoin="none" svg:stroke-linecap="butt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draw:stroke-dash="Dash_20_1" svg:stroke-width="0cm" svg:stroke-color="#000000" draw:stroke-linejoin="none" svg:stroke-linecap="butt" draw:fill="solid" draw:fill-color="#ff0000" draw:textarea-horizontal-align="center" draw:textarea-vertical-align="middle"/>
    </style:style>
    <style:style style:name="gr11" style:family="graphic" style:parent-style-name="standard">
      <style:graphic-properties draw:stroke="solid" draw:stroke-dash="Dash_20_1" svg:stroke-width="0.03cm" svg:stroke-color="#000000" draw:stroke-linejoin="round" svg:stroke-linecap="butt" draw:fill="none" draw:fill-color="#ff0000" draw:textarea-horizontal-align="center" draw:textarea-vertical-align="middle" fo:padding-top="0.015cm" fo:padding-bottom="0.015cm" fo:padding-left="0.015cm" fo:padding-right="0.015cm"/>
    </style:style>
    <style:style style:name="gr12" style:family="graphic" style:parent-style-name="standard">
      <style:graphic-properties draw:stroke="none" draw:stroke-dash="Dash_20_1" svg:stroke-width="0cm" svg:stroke-color="#000000" draw:stroke-linejoin="none" svg:stroke-linecap="butt" draw:fill="solid" draw:fill-color="#c0c0c0" draw:opacity="50%" draw:textarea-horizontal-align="center" draw:textarea-vertical-align="middle"/>
    </style:style>
    <style:style style:name="gr13" style:family="graphic" style:parent-style-name="standard">
      <style:graphic-properties draw:stroke="solid" draw:stroke-dash="Dash_20_1" svg:stroke-width="0cm" svg:stroke-color="#000000" draw:stroke-linejoin="round" svg:stroke-linecap="butt" draw:fill="none" draw:fill-color="#c0c0c0" draw:textarea-horizontal-align="center" draw:textarea-vertical-align="middle"/>
    </style:style>
    <style:style style:name="gr14" style:family="graphic" style:parent-style-name="standard">
      <style:graphic-properties draw:stroke="none" draw:stroke-dash="Dash_20_1" svg:stroke-width="0cm" svg:stroke-color="#000000" draw:stroke-linejoin="none" svg:stroke-linecap="butt" draw:fill="solid" draw:fill-color="#00ff00" draw:textarea-horizontal-align="center" draw:textarea-vertical-align="middle"/>
    </style:style>
    <style:style style:name="gr15" style:family="graphic" style:parent-style-name="standard">
      <style:graphic-properties draw:stroke="solid" draw:stroke-dash="Dash_20_1" svg:stroke-width="0cm" svg:stroke-color="#000000" draw:stroke-linejoin="round" svg:stroke-linecap="butt" draw:fill="none" draw:fill-color="#00ff00" draw:textarea-horizontal-align="center" draw:textarea-vertical-align="middle"/>
    </style:style>
    <style:style style:name="gr16" style:family="graphic" style:parent-style-name="standard">
      <style:graphic-properties draw:stroke="solid" draw:stroke-dash="Dash_20_1" svg:stroke-width="0.07cm" svg:stroke-color="#000000" draw:stroke-linejoin="round" svg:stroke-linecap="butt" draw:textarea-horizontal-align="center" draw:textarea-vertical-align="middle" fo:padding-top="0.035cm" fo:padding-bottom="0.035cm" fo:padding-left="0.035cm" fo:padding-right="0.035cm"/>
    </style:style>
    <style:style style:name="gr17" style:family="graphic" style:parent-style-name="standard">
      <style:graphic-properties draw:stroke="none" draw:stroke-dash="Dash_20_1" svg:stroke-width="0cm" svg:stroke-color="#000000" draw:stroke-linejoin="none" svg:stroke-linecap="butt" draw:fill="solid" draw:fill-color="#666666" draw:textarea-horizontal-align="center" draw:textarea-vertical-align="middle"/>
    </style:style>
    <style:style style:name="gr18" style:family="graphic" style:parent-style-name="standard">
      <style:graphic-properties draw:stroke="solid" draw:stroke-dash="Dash_20_1" svg:stroke-width="0.03cm" svg:stroke-color="#000000" draw:stroke-linejoin="round" svg:stroke-linecap="butt" draw:fill="none" draw:fill-color="#666666" draw:textarea-horizontal-align="center" draw:textarea-vertical-align="middle" fo:padding-top="0.015cm" fo:padding-bottom="0.015cm" fo:padding-left="0.015cm" fo:padding-right="0.015cm"/>
    </style:style>
    <style:style style:name="gr19" style:family="graphic" style:parent-style-name="standard">
      <style:graphic-properties draw:stroke="none" draw:stroke-dash="Dash_20_1" svg:stroke-width="0cm" svg:stroke-color="#000000" draw:stroke-linejoin="none" svg:stroke-linecap="butt" draw:fill="solid" draw:fill-color="#333333" draw:textarea-horizontal-align="center" draw:textarea-vertical-align="middle"/>
    </style:style>
    <style:style style:name="gr20" style:family="graphic" style:parent-style-name="standard">
      <style:graphic-properties draw:stroke="solid" draw:stroke-dash="Dash_20_1" svg:stroke-width="0cm" svg:stroke-color="#000000" draw:stroke-linejoin="round" svg:stroke-linecap="butt" draw:fill="none" draw:fill-color="#333333" draw:textarea-horizontal-align="center" draw:textarea-vertical-align="middle"/>
    </style:style>
    <style:style style:name="gr21" style:family="graphic" style:parent-style-name="standard">
      <style:graphic-properties draw:stroke="solid" draw:stroke-dash="Dash_20_1" svg:stroke-width="0.07cm" svg:stroke-color="#000000" draw:stroke-linejoin="none" svg:stroke-linecap="square" draw:textarea-horizontal-align="center" draw:textarea-vertical-align="middle" fo:padding-top="0.035cm" fo:padding-bottom="0.035cm" fo:padding-left="0.035cm" fo:padding-right="0.035cm"/>
    </style:style>
    <style:style style:name="gr22" style:family="graphic" style:parent-style-name="standard">
      <style:graphic-properties draw:stroke="none" draw:stroke-dash="Dash_20_1" svg:stroke-width="0cm" svg:stroke-color="#000000" draw:stroke-linejoin="none" svg:stroke-linecap="square" draw:fill="solid" draw:fill-color="#ff0000" draw:textarea-horizontal-align="center" draw:textarea-vertical-align="middle"/>
    </style:style>
    <style:style style:name="gr23" style:family="graphic" style:parent-style-name="standard">
      <style:graphic-properties draw:stroke="none" draw:stroke-dash="Dash_20_1" svg:stroke-width="0cm" svg:stroke-color="#000000" draw:stroke-linejoin="none" svg:stroke-linecap="butt" draw:fill="solid" draw:fill-color="#ffff00" draw:textarea-horizontal-align="center" draw:textarea-vertical-align="middle"/>
    </style:style>
    <style:style style:name="gr24" style:family="graphic" style:parent-style-name="standard">
      <style:graphic-properties draw:stroke="solid" draw:stroke-dash="Dash_20_1" svg:stroke-width="0cm" svg:stroke-color="#000000" draw:stroke-linejoin="round" svg:stroke-linecap="butt" draw:fill="none" draw:fill-color="#ffff00" draw:textarea-horizontal-align="center" draw:textarea-vertical-align="middle"/>
    </style:style>
    <style:style style:name="gr25" style:family="graphic" style:parent-style-name="standard">
      <style:graphic-properties draw:stroke="solid" draw:stroke-dash="Dash_20_1" svg:stroke-width="0.07cm" svg:stroke-color="#808080" draw:stroke-linejoin="round" svg:stroke-linecap="butt" draw:textarea-horizontal-align="center" draw:textarea-vertical-align="middle" fo:padding-top="0.035cm" fo:padding-bottom="0.035cm" fo:padding-left="0.035cm" fo:padding-right="0.035cm"/>
    </style:style>
    <style:style style:name="gr26" style:family="graphic" style:parent-style-name="standard">
      <style:graphic-properties draw:stroke="none" draw:stroke-dash="Dash_20_1" svg:stroke-width="0cm" svg:stroke-color="#808080" draw:stroke-linejoin="none" svg:stroke-linecap="butt" draw:fill="solid" draw:fill-color="#ffff00" draw:textarea-horizontal-align="center" draw:textarea-vertical-align="middle"/>
    </style:style>
    <style:style style:name="gr27" style:family="graphic" style:parent-style-name="standard">
      <style:graphic-properties draw:stroke="solid" draw:stroke-dash="Dash_20_1" svg:stroke-width="0.03cm" svg:stroke-color="#000000" draw:stroke-linejoin="round" svg:stroke-linecap="butt" draw:textarea-horizontal-align="center" draw:textarea-vertical-align="middle" fo:padding-top="0.015cm" fo:padding-bottom="0.015cm" fo:padding-left="0.015cm" fo:padding-right="0.015cm"/>
    </style:style>
    <style:style style:name="gr28" style:family="graphic" style:parent-style-name="standard">
      <style:graphic-properties draw:stroke="none" draw:stroke-dash="Dash_20_1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29" style:family="graphic" style:parent-style-name="standard">
      <style:graphic-properties draw:stroke="solid" draw:stroke-dash="Dash_20_1" svg:stroke-width="0cm" svg:stroke-color="#000000" draw:stroke-linejoin="round" svg:stroke-linecap="butt" draw:fill="none" draw:fill-color="#000000" draw:textarea-horizontal-align="center" draw:textarea-vertical-align="middle"/>
    </style:style>
    <style:style style:name="gr30" style:family="graphic" style:parent-style-name="standard">
      <style:graphic-properties draw:stroke="solid" draw:stroke-dash="Dash_20_1" svg:stroke-width="0.03cm" svg:stroke-color="#000000" draw:stroke-linejoin="round" svg:stroke-linecap="butt" draw:fill="none" draw:fill-color="#000000" draw:textarea-horizontal-align="center" draw:textarea-vertical-align="middle" fo:padding-top="0.015cm" fo:padding-bottom="0.015cm" fo:padding-left="0.015cm" fo:padding-right="0.015cm"/>
    </style:style>
    <style:style style:name="gr31" style:family="graphic" style:parent-style-name="standard">
      <style:graphic-properties draw:stroke="solid" draw:stroke-dash="Dash_20_1" svg:stroke-width="0.05cm" svg:stroke-color="#000000" draw:stroke-linejoin="round" svg:stroke-linecap="butt" draw:textarea-horizontal-align="center" draw:textarea-vertical-align="middle" fo:padding-top="0.025cm" fo:padding-bottom="0.025cm" fo:padding-left="0.025cm" fo:padding-right="0.025cm"/>
    </style:style>
    <style:style style:name="gr32" style:family="graphic" style:parent-style-name="standard">
      <style:graphic-properties draw:stroke="solid" draw:stroke-dash="Dash_20_1" svg:stroke-width="0.03cm" svg:stroke-color="#ffff00" draw:stroke-linejoin="round" svg:stroke-linecap="butt" draw:fill="none" draw:fill-color="#000000" draw:textarea-horizontal-align="center" draw:textarea-vertical-align="middle" fo:padding-top="0.015cm" fo:padding-bottom="0.015cm" fo:padding-left="0.015cm" fo:padding-right="0.015cm"/>
    </style:style>
    <style:style style:name="gr33" style:family="graphic" style:parent-style-name="standard">
      <style:graphic-properties draw:stroke="none" draw:stroke-dash="Dash_20_1" svg:stroke-width="0cm" draw:stroke-linejoin="none" svg:stroke-linecap="butt" draw:fill="solid" draw:fill-color="#ccffff" draw:opacity="30%" draw:textarea-horizontal-align="center" draw:textarea-vertical-align="middle"/>
    </style:style>
    <style:style style:name="gr34" style:family="graphic" style:parent-style-name="standard">
      <style:graphic-properties draw:stroke="solid" draw:stroke-dash="Dash_20_1" svg:stroke-width="0cm" svg:stroke-color="#000000" draw:stroke-linejoin="round" svg:stroke-linecap="butt" draw:fill="none" draw:fill-color="#ff0000" draw:textarea-horizontal-align="center" draw:textarea-vertical-align="middle"/>
    </style:style>
    <style:style style:name="gr35" style:family="graphic" style:parent-style-name="standard">
      <style:graphic-properties draw:stroke="none" draw:fill="none" draw:fill-color="#ffffff" draw:textarea-horizontal-align="left" draw:auto-grow-width="true" fo:min-height="0.406cm" fo:min-width="0.589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text-properties fo:color="#000000" style:text-outline="false" style:text-line-through-style="none" fo:font-family="Arial" style:font-family-generic="swiss" style:font-pitch="variable" fo:font-size="10.1000003814697pt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10.1000003814697pt" style:font-family-complex="Arial" style:font-family-generic-complex="swiss" style:font-pitch-complex="variable" style:font-size-complex="10.1000003814697pt" style:text-scale="100%" style:text-overline-style="none" style:text-overline-color="font-color"/>
    </style:style>
    <style:style style:name="P3" style:family="paragraph">
      <style:text-properties fo:color="#000000" style:text-outline="false" style:text-line-through-style="none" fo:font-family="Arial" style:font-family-generic="swiss" style:font-pitch="variable" fo:font-size="7.69999980926514pt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7.69999980926514pt" style:font-family-complex="Arial" style:font-family-generic-complex="swiss" style:font-pitch-complex="variable" style:font-size-complex="7.69999980926514pt" style:text-scale="100%" style:text-overline-style="none" style:text-overline-color="font-color"/>
    </style:style>
    <style:style style:name="P4" style:family="paragraph">
      <style:text-properties fo:color="#0000ff" style:text-outline="false" style:text-line-through-style="none" fo:font-family="Arial" style:font-family-generic="swiss" style:font-pitch="variable" fo:font-size="10.1000003814697pt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10.1000003814697pt" style:font-family-complex="Arial" style:font-family-generic-complex="swiss" style:font-pitch-complex="variable" style:font-size-complex="10.1000003814697pt" style:text-scale="100%" style:text-overline-style="none" style:text-overline-color="font-color"/>
    </style:style>
    <style:style style:name="P5" style:family="paragraph">
      <style:text-properties fo:color="#008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12pt" style:font-family-complex="Arial" style:font-family-generic-complex="swiss" style:font-pitch-complex="variable" style:font-size-complex="12pt" style:text-scale="100%" style:text-overline-style="none" style:text-overline-color="font-color"/>
    </style:style>
    <style:style style:name="P6" style:family="paragraph">
      <style:text-properties fo:color="#800000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12pt" style:font-family-complex="Arial" style:font-family-generic-complex="swiss" style:font-pitch-complex="variable" style:font-size-complex="12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86cm" svg:height="3.65cm" svg:x="2.1cm" svg:y="21.7cm">
          <draw:image xlink:href="Pictures/200001E70002D75000018364C315179F.bmp" xlink:type="simple" xlink:show="embed" xlink:actuate="onLoad">
            <text:p/>
          </draw:image>
        </draw:frame>
        <draw:frame draw:style-name="gr1" draw:text-style-name="P1" draw:layer="layout" svg:width="2.67cm" svg:height="3.54cm" svg:x="11cm" svg:y="21.6cm">
          <draw:image xlink:href="Pictures/2000047800011CC80001795F260FFDAF.bmp" xlink:type="simple" xlink:show="embed" xlink:actuate="onLoad">
            <text:p/>
          </draw:image>
        </draw:frame>
        <draw:frame draw:style-name="gr1" draw:text-style-name="P1" draw:layer="layout" svg:width="2.67cm" svg:height="2.85cm" svg:x="15cm" svg:y="22cm">
          <draw:image xlink:href="Pictures/200002480001231E000136D23D979D39.bmp" xlink:type="simple" xlink:show="embed" xlink:actuate="onLoad">
            <text:p/>
          </draw:image>
        </draw:frame>
        <draw:frame draw:style-name="gr1" draw:text-style-name="P1" draw:layer="layout" svg:width="6.86cm" svg:height="3.64cm" svg:x="2.019cm" svg:y="2.654cm">
          <draw:image xlink:href="Pictures/200001E30002BCB0000173FB37755428.svm" xlink:type="simple" xlink:show="embed" xlink:actuate="onLoad">
            <text:p/>
          </draw:image>
        </draw:frame>
        <draw:frame draw:style-name="gr1" draw:text-style-name="P1" draw:layer="layout" svg:width="2.67cm" svg:height="2.85cm" svg:x="15.03cm" svg:y="3cm">
          <draw:image xlink:href="Pictures/200002160001125C000124613C806772.svm" xlink:type="simple" xlink:show="embed" xlink:actuate="onLoad">
            <text:p/>
          </draw:image>
        </draw:frame>
        <draw:frame draw:style-name="gr1" draw:text-style-name="P1" draw:layer="layout" svg:width="2.67cm" svg:height="3.53cm" svg:x="10.93cm" svg:y="2.57cm">
          <draw:image xlink:href="Pictures/200004660001125C00016A5CD7730DDE.svm" xlink:type="simple" xlink:show="embed" xlink:actuate="onLoad">
            <text:p/>
          </draw:image>
        </draw:frame>
        <draw:frame draw:style-name="gr2" draw:text-style-name="P2" draw:layer="layout" svg:width="4.782cm" svg:height="0.394cm" svg:x="12.299cm" svg:y="12.904cm">
          <draw:text-box>
            <text:p text:style-name="P2">Button D5 mit Duo-LED D7-D8</text:p>
          </draw:text-box>
        </draw:frame>
        <draw:polygon draw:style-name="gr3" draw:text-style-name="P1" draw:layer="layout" svg:width="7.999cm" svg:height="5.798cm" svg:x="10.999cm" svg:y="7cm" svg:viewBox="0 0 8000 5799" draw:points="4000,5799 0,5799 0,0 8000,0 8000,5799">
          <text:p/>
        </draw:polygon>
        <draw:frame draw:style-name="gr2" draw:text-style-name="P2" draw:layer="layout" svg:width="0.692cm" svg:height="0.394cm" svg:x="11.399cm" svg:y="10.803cm">
          <draw:text-box>
            <text:p text:style-name="P2">3V3</text:p>
          </draw:text-box>
        </draw:frame>
        <draw:frame draw:style-name="gr2" draw:text-style-name="P2" draw:layer="layout" svg:width="0.496cm" svg:height="0.394cm" svg:x="11.399cm" svg:y="10.404cm">
          <draw:text-box>
            <text:p text:style-name="P2">D8</text:p>
          </draw:text-box>
        </draw:frame>
        <draw:frame draw:style-name="gr2" draw:text-style-name="P2" draw:layer="layout" svg:width="0.496cm" svg:height="0.394cm" svg:x="11.399cm" svg:y="10.005cm">
          <draw:text-box>
            <text:p text:style-name="P2">D7</text:p>
          </draw:text-box>
        </draw:frame>
        <draw:frame draw:style-name="gr2" draw:text-style-name="P2" draw:layer="layout" svg:width="0.496cm" svg:height="0.394cm" svg:x="11.399cm" svg:y="9.605cm">
          <draw:text-box>
            <text:p text:style-name="P2">D6</text:p>
          </draw:text-box>
        </draw:frame>
        <draw:frame draw:style-name="gr2" draw:text-style-name="P2" draw:layer="layout" svg:width="0.496cm" svg:height="0.394cm" svg:x="11.399cm" svg:y="9.206cm">
          <draw:text-box>
            <text:p text:style-name="P2">D5</text:p>
          </draw:text-box>
        </draw:frame>
        <draw:frame draw:style-name="gr2" draw:text-style-name="P2" draw:layer="layout" svg:width="0.691cm" svg:height="0.394cm" svg:x="11.399cm" svg:y="8.005cm">
          <draw:text-box>
            <text:p text:style-name="P2">RST</text:p>
          </draw:text-box>
        </draw:frame>
        <draw:frame draw:style-name="gr2" draw:text-style-name="P2" draw:layer="layout" svg:width="0.496cm" svg:height="0.394cm" svg:x="11.399cm" svg:y="8.805cm">
          <draw:text-box>
            <text:p text:style-name="P2">D0</text:p>
          </draw:text-box>
        </draw:frame>
        <draw:frame draw:style-name="gr2" draw:text-style-name="P2" draw:layer="layout" svg:width="0.494cm" svg:height="0.394cm" svg:x="11.399cm" svg:y="8.406cm">
          <draw:text-box>
            <text:p text:style-name="P2">A0</text:p>
          </draw:text-box>
        </draw:frame>
        <draw:frame draw:style-name="gr2" draw:text-style-name="P2" draw:layer="layout" svg:width="0.693cm" svg:height="0.394cm" svg:x="16.399cm" svg:y="10.403cm">
          <draw:text-box>
            <text:p text:style-name="P2">GND</text:p>
          </draw:text-box>
        </draw:frame>
        <draw:frame draw:style-name="gr2" draw:text-style-name="P2" draw:layer="layout" svg:width="0.496cm" svg:height="0.394cm" svg:x="16.399cm" svg:y="10.004cm">
          <draw:text-box>
            <text:p text:style-name="P2">D4</text:p>
          </draw:text-box>
        </draw:frame>
        <draw:frame draw:style-name="gr2" draw:text-style-name="P2" draw:layer="layout" svg:width="0.496cm" svg:height="0.394cm" svg:x="16.399cm" svg:y="9.606cm">
          <draw:text-box>
            <text:p text:style-name="P2">D3</text:p>
          </draw:text-box>
        </draw:frame>
        <draw:frame draw:style-name="gr2" draw:text-style-name="P2" draw:layer="layout" svg:width="0.496cm" svg:height="0.394cm" svg:x="16.399cm" svg:y="9.205cm">
          <draw:text-box>
            <text:p text:style-name="P2">D2</text:p>
          </draw:text-box>
        </draw:frame>
        <draw:frame draw:style-name="gr2" draw:text-style-name="P2" draw:layer="layout" svg:width="0.496cm" svg:height="0.394cm" svg:x="16.399cm" svg:y="8.806cm">
          <draw:text-box>
            <text:p text:style-name="P2">D1</text:p>
          </draw:text-box>
        </draw:frame>
        <draw:frame draw:style-name="gr2" draw:text-style-name="P2" draw:layer="layout" svg:width="0.495cm" svg:height="0.394cm" svg:x="16.399cm" svg:y="8.405cm">
          <draw:text-box>
            <text:p text:style-name="P2">RX</text:p>
          </draw:text-box>
        </draw:frame>
        <draw:frame draw:style-name="gr2" draw:text-style-name="P2" draw:layer="layout" svg:width="0.496cm" svg:height="0.394cm" svg:x="16.399cm" svg:y="8.006cm">
          <draw:text-box>
            <text:p text:style-name="P2">TX</text:p>
          </draw:text-box>
        </draw:frame>
        <draw:frame draw:style-name="gr2" draw:text-style-name="P2" draw:layer="layout" svg:width="0.494cm" svg:height="0.394cm" svg:x="16.399cm" svg:y="10.805cm">
          <draw:text-box>
            <text:p text:style-name="P2">5V</text:p>
          </draw:text-box>
        </draw:frame>
        <draw:frame draw:style-name="gr2" draw:text-style-name="P2" draw:layer="layout" svg:width="0.692cm" svg:height="0.394cm" svg:x="17.199cm" svg:y="9.205cm">
          <draw:text-box>
            <text:p text:style-name="P2">SDA</text:p>
          </draw:text-box>
        </draw:frame>
        <draw:frame draw:style-name="gr2" draw:text-style-name="P2" draw:layer="layout" svg:width="0.694cm" svg:height="0.394cm" svg:x="17.199cm" svg:y="8.806cm">
          <draw:text-box>
            <text:p text:style-name="P2">SCL</text:p>
          </draw:text-box>
        </draw:frame>
        <draw:frame draw:style-name="gr2" draw:text-style-name="P2" draw:layer="layout" svg:width="1.494cm" svg:height="0.394cm" svg:x="17.199cm" svg:y="10.004cm">
          <draw:text-box>
            <text:p text:style-name="P2">Blaue LED</text:p>
          </draw:text-box>
        </draw:frame>
        <draw:frame draw:style-name="gr2" draw:text-style-name="P2" draw:layer="layout" svg:width="1.29cm" svg:height="0.394cm" svg:x="17.199cm" svg:y="9.606cm">
          <draw:text-box>
            <text:p text:style-name="P2">1-Button</text:p>
          </draw:text-box>
        </draw:frame>
        <draw:polygon draw:style-name="gr4" draw:text-style-name="P1" draw:layer="layout" svg:width="3.999cm" svg:height="4.398cm" svg:x="12.199cm" svg:y="8.002cm" svg:viewBox="0 0 4000 4399" draw:points="4000,4399 400,4399 400,3200 0,3200 0,0 4000,0">
          <text:p/>
        </draw:polygon>
        <draw:polygon draw:style-name="gr5" draw:text-style-name="P1" draw:layer="layout" svg:width="3.999cm" svg:height="4.398cm" svg:x="12.199cm" svg:y="8.002cm" svg:viewBox="0 0 4000 4399" draw:points="4000,4399 400,4399 400,3200 0,3200 0,0 4000,0">
          <text:p/>
        </draw:polygon>
        <draw:polyline draw:style-name="gr6" draw:text-style-name="P1" draw:layer="layout" svg:width="0.399cm" svg:height="3.199cm" svg:x="12.999cm" svg:y="8.002cm" svg:viewBox="0 0 400 3200" draw:points="0,3200 400,3200 400,0">
          <text:p/>
        </draw:polyline>
        <draw:polyline draw:style-name="gr6" draw:text-style-name="P1" draw:layer="layout" svg:width="0.799cm" svg:height="3.199cm" svg:x="14.999cm" svg:y="8.002cm" svg:viewBox="0 0 800 3200" draw:points="800,3200 0,3200 0,0">
          <text:p/>
        </draw:polyline>
        <draw:path draw:style-name="gr7" draw:text-style-name="P1" draw:layer="layout" svg:width="0.199cm" svg:height="0.199cm" svg:x="15.8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8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5.899cm" svg:y="8.5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899cm" svg:y="8.5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5.899cm" svg:y="8.9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899cm" svg:y="8.9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5.899cm" svg:y="9.3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899cm" svg:y="9.3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5.899cm" svg:y="9.7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899cm" svg:y="9.7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5.899cm" svg:y="10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899cm" svg:y="10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5.8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8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5.8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8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2.2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2.2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2.299cm" svg:y="8.5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2.299cm" svg:y="8.5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2.299cm" svg:y="8.9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2.299cm" svg:y="8.9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2.299cm" svg:y="9.3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2.299cm" svg:y="9.3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2.299cm" svg:y="9.7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2.299cm" svg:y="9.7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2.299cm" svg:y="10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2.299cm" svg:y="10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2.2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2.2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2.2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2.2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0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0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099cm" svg:y="8.5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099cm" svg:y="8.5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099cm" svg:y="8.9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099cm" svg:y="8.9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099cm" svg:y="9.3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099cm" svg:y="9.3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099cm" svg:y="9.7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099cm" svg:y="9.7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099cm" svg:y="10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099cm" svg:y="10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0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0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0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0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499cm" svg:y="11.7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499cm" svg:y="11.7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499cm" svg:y="12.1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499cm" svg:y="12.1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899cm" svg:y="11.7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899cm" svg:y="11.7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899cm" svg:y="12.1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899cm" svg:y="12.1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4.299cm" svg:y="11.7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4.299cm" svg:y="11.7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4.299cm" svg:y="12.1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4.299cm" svg:y="12.1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4.699cm" svg:y="11.7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4.699cm" svg:y="11.7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4.699cm" svg:y="12.1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4.699cm" svg:y="12.1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5.099cm" svg:y="11.3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099cm" svg:y="11.3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5.099cm" svg:y="11.7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099cm" svg:y="11.7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5.099cm" svg:y="12.1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099cm" svg:y="12.1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5.499cm" svg:y="11.3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499cm" svg:y="11.3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5.499cm" svg:y="11.7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499cm" svg:y="11.7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5.499cm" svg:y="12.1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499cm" svg:y="12.1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5.899cm" svg:y="11.7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899cm" svg:y="11.7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5.899cm" svg:y="12.1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899cm" svg:y="12.1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099cm" svg:y="11.3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099cm" svg:y="11.3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099cm" svg:y="11.7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099cm" svg:y="11.7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099cm" svg:y="12.1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099cm" svg:y="12.1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2.699cm" svg:y="11.7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2.699cm" svg:y="11.7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2.699cm" svg:y="12.1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2.699cm" svg:y="12.1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4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4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499cm" svg:y="8.5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499cm" svg:y="8.5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499cm" svg:y="8.9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499cm" svg:y="8.9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499cm" svg:y="9.3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499cm" svg:y="9.3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499cm" svg:y="9.7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499cm" svg:y="9.7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499cm" svg:y="10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499cm" svg:y="10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4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4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4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4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8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8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899cm" svg:y="8.5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899cm" svg:y="8.5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899cm" svg:y="8.9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899cm" svg:y="8.9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899cm" svg:y="9.3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899cm" svg:y="9.3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899cm" svg:y="9.7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899cm" svg:y="9.7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899cm" svg:y="10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899cm" svg:y="10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8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8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8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8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4.2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4.2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4.299cm" svg:y="8.5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4.299cm" svg:y="8.5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4.299cm" svg:y="8.9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4.299cm" svg:y="8.9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4.299cm" svg:y="9.3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4.299cm" svg:y="9.3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4.299cm" svg:y="9.7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4.299cm" svg:y="9.7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4.299cm" svg:y="10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4.299cm" svg:y="10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4.2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4.2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4.2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4.2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4.6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4.6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4.699cm" svg:y="8.5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4.699cm" svg:y="8.5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4.699cm" svg:y="8.9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4.699cm" svg:y="8.9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4.699cm" svg:y="9.3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4.699cm" svg:y="9.3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4.699cm" svg:y="9.7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4.699cm" svg:y="9.7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4.699cm" svg:y="10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4.699cm" svg:y="10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4.6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4.6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4.6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4.6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499cm" svg:y="11.3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499cm" svg:y="11.3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3.899cm" svg:y="11.3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3.899cm" svg:y="11.3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4.299cm" svg:y="11.3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4.299cm" svg:y="11.3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4.699cm" svg:y="11.3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4.699cm" svg:y="11.3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5.0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0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5.099cm" svg:y="8.5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099cm" svg:y="8.5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5.099cm" svg:y="8.9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099cm" svg:y="8.9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5.099cm" svg:y="9.3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099cm" svg:y="9.3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5.099cm" svg:y="9.7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099cm" svg:y="9.7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5.099cm" svg:y="10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099cm" svg:y="10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5.0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0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15.0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15.0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0" draw:text-style-name="P1" draw:layer="layout" svg:width="0.199cm" svg:height="0.199cm" svg:x="12.099cm" svg:y="11.7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12.099cm" svg:y="11.7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olygon draw:style-name="gr12" draw:text-style-name="P1" draw:layer="layout" svg:width="0.599cm" svg:height="1.399cm" svg:x="13.599cm" svg:y="10.699cm" svg:viewBox="0 0 600 1400" draw:points="300,1400 0,1400 0,0 600,0 600,1400">
          <text:p/>
        </draw:polygon>
        <draw:polygon draw:style-name="gr13" draw:text-style-name="P1" draw:layer="layout" svg:width="0.599cm" svg:height="1.399cm" svg:x="13.599cm" svg:y="10.699cm" svg:viewBox="0 0 600 1400" draw:points="300,1400 0,1400 0,0 600,0 600,1400">
          <text:p/>
        </draw:polygon>
        <draw:path draw:style-name="gr14" draw:text-style-name="P1" draw:layer="layout" svg:width="0.4cm" svg:height="0.4cm" svg:x="13.699cm" svg:y="12.099cm" svg:viewBox="0 0 401 401" svg:d="M66 0c-33 0-66 33-66 66v268c0 33 33 67 66 67h268c33 0 67-34 67-67v-268c0-33-34-66-67-66z">
          <text:p/>
        </draw:path>
        <draw:path draw:style-name="gr15" draw:text-style-name="P1" draw:layer="layout" svg:width="0.4cm" svg:height="0.4cm" svg:x="13.699cm" svg:y="12.099cm" svg:viewBox="0 0 401 401" svg:d="M66 0c-33 0-66 33-66 66v268c0 33 33 67 66 67h268c33 0 67-34 67-67v-268c0-33-34-66-67-66z">
          <text:p/>
        </draw:path>
        <draw:path draw:style-name="gr10" draw:text-style-name="P1" draw:layer="layout" svg:width="0.199cm" svg:height="0.199cm" svg:x="13.0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13.0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0" draw:text-style-name="P1" draw:layer="layout" svg:width="0.199cm" svg:height="0.199cm" svg:x="13.099cm" svg:y="8.9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13.099cm" svg:y="8.9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line draw:style-name="gr16" draw:text-style-name="P1" draw:layer="layout" svg:x1="13.199cm" svg:y1="8.2cm" svg:x2="13.199cm" svg:y2="7.2cm">
          <text:p/>
        </draw:line>
        <draw:polyline draw:style-name="gr16" draw:text-style-name="P1" draw:layer="layout" svg:width="0.399cm" svg:height="1.799cm" svg:x="13.199cm" svg:y="7.2cm" svg:viewBox="0 0 400 1800" draw:points="0,1800 400,1800 400,0">
          <text:p/>
        </draw:polyline>
        <draw:path draw:style-name="gr10" draw:text-style-name="P1" draw:layer="layout" svg:width="0.199cm" svg:height="0.199cm" svg:x="14.6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14.6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0" draw:text-style-name="P1" draw:layer="layout" svg:width="0.199cm" svg:height="0.199cm" svg:x="13.8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13.8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0" draw:text-style-name="P1" draw:layer="layout" svg:width="0.199cm" svg:height="0.199cm" svg:x="14.299cm" svg:y="8.5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14.299cm" svg:y="8.5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7" draw:text-style-name="P1" draw:layer="layout" svg:width="0.199cm" svg:height="0.199cm" svg:x="13.899cm" svg:y="8.5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8" draw:text-style-name="P1" draw:layer="layout" svg:width="0.199cm" svg:height="0.199cm" svg:x="13.899cm" svg:y="8.5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7" draw:text-style-name="P1" draw:layer="layout" svg:width="0.199cm" svg:height="0.199cm" svg:x="14.699cm" svg:y="8.5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8" draw:text-style-name="P1" draw:layer="layout" svg:width="0.199cm" svg:height="0.199cm" svg:x="14.699cm" svg:y="8.5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line draw:style-name="gr16" draw:text-style-name="P1" draw:layer="layout" svg:x1="14.399cm" svg:y1="8.6cm" svg:x2="14.799cm" svg:y2="8.2cm">
          <text:p/>
        </draw:line>
        <draw:polygon draw:style-name="gr12" draw:text-style-name="P1" draw:layer="layout" svg:width="0.799cm" svg:height="0.599cm" svg:x="13.999cm" svg:y="8cm" svg:viewBox="0 0 800 600" draw:points="400,600 0,600 0,0 800,0 800,600">
          <text:p/>
        </draw:polygon>
        <draw:polygon draw:style-name="gr13" draw:text-style-name="P1" draw:layer="layout" svg:width="0.799cm" svg:height="0.599cm" svg:x="13.999cm" svg:y="8cm" svg:viewBox="0 0 800 600" draw:points="400,600 0,600 0,0 800,0 800,600">
          <text:p/>
        </draw:polygon>
        <draw:path draw:style-name="gr19" draw:text-style-name="P1" draw:layer="layout" svg:width="0.4cm" svg:height="0.8cm" svg:x="14.199cm" svg:y="7.2cm" svg:viewBox="0 0 401 801" svg:d="M66 0c-33 0-66 33-66 66v668c0 33 33 67 66 67h268c33 0 67-34 67-67v-668c0-33-34-66-67-66z">
          <text:p/>
        </draw:path>
        <draw:path draw:style-name="gr20" draw:text-style-name="P1" draw:layer="layout" svg:width="0.4cm" svg:height="0.8cm" svg:x="14.199cm" svg:y="7.2cm" svg:viewBox="0 0 401 801" svg:d="M66 0c-33 0-66 33-66 66v668c0 33 33 67 66 67h268c33 0 67-34 67-67v-668c0-33-34-66-67-66z">
          <text:p/>
        </draw:path>
        <draw:line draw:style-name="gr21" draw:text-style-name="P1" draw:layer="layout" svg:x1="14.099cm" svg:y1="8cm" svg:x2="14.699cm" svg:y2="8cm">
          <text:p/>
        </draw:line>
        <draw:path draw:style-name="gr22" draw:text-style-name="P1" draw:layer="layout" svg:width="0.199cm" svg:height="0.199cm" svg:x="13.0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13.0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0" draw:text-style-name="P1" draw:layer="layout" svg:width="0.199cm" svg:height="0.199cm" svg:x="13.899cm" svg:y="10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13.899cm" svg:y="10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0" draw:text-style-name="P1" draw:layer="layout" svg:width="0.199cm" svg:height="0.199cm" svg:x="13.4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13.4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0" draw:text-style-name="P1" draw:layer="layout" svg:width="0.199cm" svg:height="0.199cm" svg:x="13.099cm" svg:y="10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13.099cm" svg:y="10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olygon draw:style-name="gr23" draw:text-style-name="P1" draw:layer="layout" svg:width="0.699cm" svg:height="0.3cm" svg:x="12.899cm" svg:y="10.299cm" svg:viewBox="0 0 700 301" draw:points="350,301 0,301 0,0 700,0 700,301">
          <text:p/>
        </draw:polygon>
        <draw:polygon draw:style-name="gr24" draw:text-style-name="P1" draw:layer="layout" svg:width="0.699cm" svg:height="0.3cm" svg:x="12.899cm" svg:y="10.299cm" svg:viewBox="0 0 700 301" draw:points="350,301 0,301 0,0 700,0 700,301">
          <text:p/>
        </draw:polygon>
        <draw:frame draw:style-name="gr2" draw:text-style-name="P3" draw:layer="layout" svg:width="0.604cm" svg:height="0.3cm" svg:x="12.999cm" svg:y="10.3cm">
          <draw:text-box>
            <text:p text:style-name="P3">100</text:p>
          </draw:text-box>
        </draw:frame>
        <draw:polygon draw:style-name="gr23" draw:text-style-name="P1" draw:layer="layout" svg:width="0.799cm" svg:height="0.3cm" svg:x="13.199cm" svg:y="10cm" svg:viewBox="0 0 800 301" draw:points="400,301 0,301 0,0 800,0 800,301">
          <text:p/>
        </draw:polygon>
        <draw:polygon draw:style-name="gr24" draw:text-style-name="P1" draw:layer="layout" svg:width="0.799cm" svg:height="0.3cm" svg:x="13.199cm" svg:y="10cm" svg:viewBox="0 0 800 301" draw:points="400,301 0,301 0,0 800,0 800,301">
          <text:p/>
        </draw:polygon>
        <draw:frame draw:style-name="gr2" draw:text-style-name="P3" draw:layer="layout" svg:width="0.604cm" svg:height="0.3cm" svg:x="13.299cm" svg:y="10cm">
          <draw:text-box>
            <text:p text:style-name="P3">100</text:p>
          </draw:text-box>
        </draw:frame>
        <draw:line draw:style-name="gr16" draw:text-style-name="P1" draw:layer="layout" svg:x1="13.199cm" svg:y1="10.1cm" svg:x2="13.199cm" svg:y2="10.2cm">
          <text:p/>
        </draw:line>
        <draw:path draw:style-name="gr10" draw:text-style-name="P1" draw:layer="layout" svg:width="0.199cm" svg:height="0.199cm" svg:x="13.4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13.4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0" draw:text-style-name="P1" draw:layer="layout" svg:width="0.199cm" svg:height="0.199cm" svg:x="13.8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13.8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line draw:style-name="gr16" draw:text-style-name="P1" draw:layer="layout" svg:x1="13.999cm" svg:y1="10.1cm" svg:x2="13.999cm" svg:y2="11cm">
          <text:p/>
        </draw:line>
        <draw:polyline draw:style-name="gr16" draw:text-style-name="P1" draw:layer="layout" svg:width="0cm" svg:height="0.599cm" svg:x="13.599cm" svg:y="10.399cm" svg:viewBox="0 0 0 600" draw:points="0,0 0,0 0,600">
          <text:p/>
        </draw:polyline>
        <draw:path draw:style-name="gr10" draw:text-style-name="P1" draw:layer="layout" svg:width="0.199cm" svg:height="0.199cm" svg:x="13.899cm" svg:y="11.3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13.899cm" svg:y="11.3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olyline draw:style-name="gr16" draw:text-style-name="P1" draw:layer="layout" svg:width="1.199cm" svg:height="0.799cm" svg:x="13.999cm" svg:y="10.599cm" svg:viewBox="0 0 1200 800" draw:points="1200,0 400,0 400,800 0,800">
          <text:p/>
        </draw:polyline>
        <draw:path draw:style-name="gr10" draw:text-style-name="P1" draw:layer="layout" svg:width="0.199cm" svg:height="0.199cm" svg:x="15.0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15.0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olyline draw:style-name="gr16" draw:text-style-name="P1" draw:layer="layout" svg:width="0.799cm" svg:height="1.999cm" svg:x="14.399cm" svg:y="8.6cm" svg:viewBox="0 0 800 2000" draw:points="800,2000 0,2000 0,0">
          <text:p/>
        </draw:polyline>
        <draw:path draw:style-name="gr10" draw:text-style-name="P1" draw:layer="layout" svg:width="0.199cm" svg:height="0.199cm" svg:x="13.099cm" svg:y="9.3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13.099cm" svg:y="9.3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olyline draw:style-name="gr16" draw:text-style-name="P1" draw:layer="layout" svg:width="0.799cm" svg:height="1.199cm" svg:x="13.199cm" svg:y="8.2cm" svg:viewBox="0 0 800 1200" draw:points="0,1200 200,1000 600,1000 600,200 800,0">
          <text:p/>
        </draw:polyline>
        <draw:path draw:style-name="gr10" draw:text-style-name="P1" draw:layer="layout" svg:width="0.199cm" svg:height="0.199cm" svg:x="12.2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12.2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0" draw:text-style-name="P1" draw:layer="layout" svg:width="0.199cm" svg:height="0.199cm" svg:x="12.299cm" svg:y="9.3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12.299cm" svg:y="9.3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0" draw:text-style-name="P1" draw:layer="layout" svg:width="0.199cm" svg:height="0.199cm" svg:x="13.0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13.099cm" svg:y="10.9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0" draw:text-style-name="P1" draw:layer="layout" svg:width="0.199cm" svg:height="0.199cm" svg:x="12.2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12.2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0" draw:text-style-name="P1" draw:layer="layout" svg:width="0.199cm" svg:height="0.199cm" svg:x="12.299cm" svg:y="10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12.299cm" svg:y="10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0" draw:text-style-name="P1" draw:layer="layout" svg:width="0.199cm" svg:height="0.199cm" svg:x="15.8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15.899cm" svg:y="10.501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0" draw:text-style-name="P1" draw:layer="layout" svg:width="0.199cm" svg:height="0.199cm" svg:x="12.2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12.299cm" svg:y="8.1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0" draw:text-style-name="P1" draw:layer="layout" svg:width="0.199cm" svg:height="0.199cm" svg:x="12.299cm" svg:y="8.9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12.299cm" svg:y="8.902cm" svg:viewBox="0 0 200 200" svg:d="M100 200c-18 0-34-4-50-13-16-10-27-21-37-37s-13-32-13-50 3-34 13-50 21-28 37-37c16-10 32-13 50-13s34 3 50 13c16 9 27 21 37 37 9 16 13 32 13 50s-4 34-13 50c-10 16-21 27-37 37-16 9-32 13-50 13z">
          <text:p/>
        </draw:path>
        <draw:line draw:style-name="gr25" draw:text-style-name="P1" draw:layer="layout" svg:x1="13.199cm" svg:y1="8.2cm" svg:x2="12.399cm" svg:y2="8.2cm">
          <text:p/>
        </draw:line>
        <draw:line draw:style-name="gr25" draw:text-style-name="P1" draw:layer="layout" svg:x1="13.199cm" svg:y1="9cm" svg:x2="12.399cm" svg:y2="9cm">
          <text:p/>
        </draw:line>
        <draw:line draw:style-name="gr25" draw:text-style-name="P1" draw:layer="layout" svg:x1="13.199cm" svg:y1="9.4cm" svg:x2="12.399cm" svg:y2="9.4cm">
          <text:p/>
        </draw:line>
        <draw:line draw:style-name="gr25" draw:text-style-name="P1" draw:layer="layout" svg:x1="13.199cm" svg:y1="10.999cm" svg:x2="12.399cm" svg:y2="10.999cm">
          <text:p/>
        </draw:line>
        <draw:line draw:style-name="gr25" draw:text-style-name="P1" draw:layer="layout" svg:x1="13.199cm" svg:y1="10.599cm" svg:x2="12.399cm" svg:y2="10.599cm">
          <text:p/>
        </draw:line>
        <draw:line draw:style-name="gr25" draw:text-style-name="P1" draw:layer="layout" svg:x1="15.999cm" svg:y1="10.599cm" svg:x2="15.199cm" svg:y2="10.599cm">
          <text:p/>
        </draw:line>
        <draw:polyline draw:style-name="gr16" draw:text-style-name="P1" draw:layer="layout" svg:width="0.399cm" svg:height="0.199cm" svg:x="12.799cm" svg:y="9.2cm" svg:viewBox="0 0 400 200" draw:points="400,200 200,0 0,0 0,0 0,200">
          <text:p/>
        </draw:polyline>
        <draw:line draw:style-name="gr25" draw:text-style-name="P1" draw:layer="layout" svg:x1="13.199cm" svg:y1="10.199cm" svg:x2="12.399cm" svg:y2="10.199cm">
          <text:p/>
        </draw:line>
        <draw:polygon draw:style-name="gr26" draw:text-style-name="P1" draw:layer="layout" svg:width="0.399cm" svg:height="0.799cm" svg:x="12.59cm" svg:y="9.4cm" svg:viewBox="0 0 400 800" draw:points="400,400 400,800 0,800 0,0 400,0">
          <text:p/>
        </draw:polygon>
        <draw:polygon draw:style-name="gr24" draw:text-style-name="P1" draw:layer="layout" svg:width="0.399cm" svg:height="0.799cm" svg:x="12.59cm" svg:y="9.4cm" svg:viewBox="0 0 400 800" draw:points="400,400 400,800 0,800 0,0 400,0">
          <text:p/>
        </draw:polygon>
        <draw:frame draw:style-name="gr2" draw:text-style-name="P2" draw:layer="layout" svg:width="0.59cm" svg:height="0.406cm" draw:transform="rotate (1.5707963267946) translate (12.917cm 9.784cm)">
          <draw:text-box>
            <text:p text:style-name="P2">10k</text:p>
          </draw:text-box>
        </draw:frame>
        <draw:polyline draw:style-name="gr16" draw:text-style-name="P1" draw:layer="layout" svg:width="0.599cm" svg:height="0.799cm" svg:x="12.599cm" svg:y="10.199cm" svg:viewBox="0 0 600 800" draw:points="600,800 600,800 0,600 0,200 200,0">
          <text:p/>
        </draw:polyline>
        <draw:polyline draw:style-name="gr16" draw:text-style-name="P1" draw:layer="layout" svg:width="0.399cm" svg:height="0.199cm" svg:x="12.799cm" svg:y="10.399cm" svg:viewBox="0 0 400 200" draw:points="100,0 0,0 0,200 400,200">
          <text:p/>
        </draw:polyline>
        <draw:line draw:style-name="gr27" draw:text-style-name="P1" draw:layer="layout" svg:x1="3cm" svg:y1="9.8cm" svg:x2="8cm" svg:y2="9.8cm">
          <text:p/>
        </draw:line>
        <draw:polygon draw:style-name="gr24" draw:text-style-name="P1" draw:layer="layout" svg:width="1.399cm" svg:height="4.398cm" svg:x="8cm" svg:y="8cm" svg:viewBox="0 0 1400 4399" draw:points="0,0 1,4399 1400,4399 1400,3999 1200,3599 1400,3200 1201,2600 1400,1800 1200,1000 1400,200 1400,0">
          <text:p/>
        </draw:polygon>
        <draw:frame draw:style-name="gr2" draw:text-style-name="P4" draw:layer="layout" svg:width="0.59cm" svg:height="0.394cm" svg:x="8.201cm" svg:y="8.197cm">
          <draw:text-box>
            <text:p text:style-name="P4">3V3</text:p>
          </draw:text-box>
        </draw:frame>
        <draw:frame draw:style-name="gr2" draw:text-style-name="P4" draw:layer="layout" svg:width="0.496cm" svg:height="0.394cm" svg:x="8.201cm" svg:y="10.796cm">
          <draw:text-box>
            <text:p text:style-name="P4">D8</text:p>
          </draw:text-box>
        </draw:frame>
        <draw:frame draw:style-name="gr2" draw:text-style-name="P4" draw:layer="layout" svg:width="0.792cm" svg:height="0.394cm" svg:x="8.201cm" svg:y="11.796cm">
          <draw:text-box>
            <text:p text:style-name="P4">GND</text:p>
          </draw:text-box>
        </draw:frame>
        <draw:polygon draw:style-name="gr9" draw:text-style-name="P1" draw:layer="layout" svg:width="1.199cm" svg:height="0.399cm" svg:x="6.2cm" svg:y="10.799cm" svg:viewBox="0 0 1200 400" draw:points="600,400 0,400 0,0 1200,0 1200,400">
          <text:p/>
        </draw:polygon>
        <draw:polygon draw:style-name="gr8" draw:text-style-name="P1" draw:layer="layout" svg:width="1.199cm" svg:height="0.399cm" svg:x="6.2cm" svg:y="10.799cm" svg:viewBox="0 0 1200 400" draw:points="600,400 0,400 0,0 1200,0 1200,400">
          <text:p/>
        </draw:polygon>
        <draw:line draw:style-name="gr27" draw:text-style-name="P1" draw:layer="layout" svg:x1="7.4cm" svg:y1="10.999cm" svg:x2="8cm" svg:y2="10.999cm">
          <text:p/>
        </draw:line>
        <draw:frame draw:style-name="gr2" draw:text-style-name="P5" draw:layer="layout" svg:width="0.7cm" svg:height="0.471cm" svg:x="3.4cm" svg:y="11.411cm">
          <draw:text-box>
            <text:p text:style-name="P5">grün</text:p>
          </draw:text-box>
        </draw:frame>
        <draw:polygon draw:style-name="gr8" draw:text-style-name="P1" draw:layer="layout" svg:width="0.399cm" svg:height="0.399cm" svg:x="5.2cm" svg:y="11.199cm" svg:viewBox="0 0 400 400" draw:points="0,0 400,0 200,400">
          <text:p/>
        </draw:polygon>
        <draw:line draw:style-name="gr27" draw:text-style-name="P1" draw:layer="layout" svg:x1="5.2cm" svg:y1="11.599cm" svg:x2="5.6cm" svg:y2="11.599cm">
          <text:p/>
        </draw:line>
        <draw:line draw:style-name="gr27" draw:text-style-name="P1" draw:layer="layout" svg:x1="5.693cm" svg:y1="11.504cm" svg:x2="5.77cm" svg:y2="11.543cm">
          <text:p/>
        </draw:line>
        <draw:polygon draw:style-name="gr28" draw:text-style-name="P1" draw:layer="layout" svg:width="0.359cm" svg:height="0.231cm" svg:x="5.731cm" svg:y="11.476cm" svg:viewBox="0 0 360 232" draw:points="0,125 62,0 360,232">
          <text:p/>
        </draw:polygon>
        <draw:line draw:style-name="gr27" draw:text-style-name="P1" draw:layer="layout" svg:x1="5.693cm" svg:y1="11.304cm" svg:x2="5.77cm" svg:y2="11.343cm">
          <text:p/>
        </draw:line>
        <draw:polygon draw:style-name="gr28" draw:text-style-name="P1" draw:layer="layout" svg:width="0.359cm" svg:height="0.231cm" svg:x="5.731cm" svg:y="11.276cm" svg:viewBox="0 0 360 232" draw:points="0,125 62,0 360,232">
          <text:p/>
        </draw:polygon>
        <draw:polygon draw:style-name="gr9" draw:text-style-name="P1" draw:layer="layout" svg:width="1.199cm" svg:height="0.399cm" svg:x="6.2cm" svg:y="10.199cm" svg:viewBox="0 0 1200 400" draw:points="600,400 0,400 0,0 1200,0 1200,400">
          <text:p/>
        </draw:polygon>
        <draw:polygon draw:style-name="gr8" draw:text-style-name="P1" draw:layer="layout" svg:width="1.199cm" svg:height="0.399cm" svg:x="6.2cm" svg:y="10.199cm" svg:viewBox="0 0 1200 400" draw:points="600,400 0,400 0,0 1200,0 1200,400">
          <text:p/>
        </draw:polygon>
        <draw:frame draw:style-name="gr2" draw:text-style-name="P2" draw:layer="layout" svg:width="0.667cm" svg:height="0.394cm" svg:x="6.426cm" svg:y="10.196cm">
          <draw:text-box>
            <text:p text:style-name="P2">100</text:p>
          </draw:text-box>
        </draw:frame>
        <draw:frame draw:style-name="gr2" draw:text-style-name="P2" draw:layer="layout" svg:width="0.667cm" svg:height="0.394cm" svg:x="6.426cm" svg:y="10.796cm">
          <draw:text-box>
            <text:p text:style-name="P2">100</text:p>
          </draw:text-box>
        </draw:frame>
        <draw:polyline draw:style-name="gr27" draw:text-style-name="P1" draw:layer="layout" svg:width="1.799cm" svg:height="1.599cm" svg:x="4.4cm" svg:y="10.399cm" svg:viewBox="0 0 1800 1600" draw:points="0,1600 0,0 1800,0">
          <text:p/>
        </draw:polyline>
        <draw:polyline draw:style-name="gr27" draw:text-style-name="P1" draw:layer="layout" svg:width="0.799cm" svg:height="0.999cm" svg:x="5.4cm" svg:y="10.999cm" svg:viewBox="0 0 800 1000" draw:points="0,1000 0,0 800,0">
          <text:p/>
        </draw:polyline>
        <draw:path draw:style-name="gr28" draw:text-style-name="P1" draw:layer="layout" svg:width="0.139cm" svg:height="0.139cm" svg:x="5.331cm" svg:y="11.928cm" svg:viewBox="0 0 140 140" svg:d="M70 140c-13 0-24-3-35-9-11-7-19-15-26-26s-9-22-9-35 2-24 9-35 15-19 26-26 22-9 35-9 24 2 35 9 19 15 26 26c6 11 9 22 9 35s-3 24-9 35c-7 11-15 19-26 26-11 6-22 9-35 9z">
          <text:p/>
        </draw:path>
        <draw:path draw:style-name="gr29" draw:text-style-name="P1" draw:layer="layout" svg:width="0.139cm" svg:height="0.139cm" svg:x="5.331cm" svg:y="11.928cm" svg:viewBox="0 0 140 140" svg:d="M70 140c-13 0-24-3-35-9-11-7-19-15-26-26s-9-22-9-35 2-24 9-35 15-19 26-26 22-9 35-9 24 2 35 9 19 15 26 26c6 11 9 22 9 35s-3 24-9 35c-7 11-15 19-26 26-11 6-22 9-35 9z">
          <text:p/>
        </draw:path>
        <draw:line draw:style-name="gr27" draw:text-style-name="P1" draw:layer="layout" svg:x1="3cm" svg:y1="11.999cm" svg:x2="8cm" svg:y2="11.999cm">
          <text:p/>
        </draw:line>
        <draw:polygon draw:style-name="gr30" draw:text-style-name="P1" draw:layer="layout" svg:width="0.399cm" svg:height="0.399cm" svg:x="4.2cm" svg:y="11.199cm" svg:viewBox="0 0 400 400" draw:points="0,0 400,0 200,400">
          <text:p/>
        </draw:polygon>
        <draw:line draw:style-name="gr27" draw:text-style-name="P1" draw:layer="layout" svg:x1="4.2cm" svg:y1="11.599cm" svg:x2="4.6cm" svg:y2="11.599cm">
          <text:p/>
        </draw:line>
        <draw:line draw:style-name="gr27" draw:text-style-name="P1" draw:layer="layout" svg:x1="4.685cm" svg:y1="11.497cm" svg:x2="4.762cm" svg:y2="11.536cm">
          <text:p/>
        </draw:line>
        <draw:polygon draw:style-name="gr28" draw:text-style-name="P1" draw:layer="layout" svg:width="0.359cm" svg:height="0.231cm" svg:x="4.723cm" svg:y="11.469cm" svg:viewBox="0 0 360 232" draw:points="0,125 62,0 360,232">
          <text:p/>
        </draw:polygon>
        <draw:line draw:style-name="gr27" draw:text-style-name="P1" draw:layer="layout" svg:x1="4.685cm" svg:y1="11.297cm" svg:x2="4.762cm" svg:y2="11.336cm">
          <text:p/>
        </draw:line>
        <draw:polygon draw:style-name="gr28" draw:text-style-name="P1" draw:layer="layout" svg:width="0.359cm" svg:height="0.231cm" svg:x="4.723cm" svg:y="11.269cm" svg:viewBox="0 0 360 232" draw:points="0,125 62,0 360,232">
          <text:p/>
        </draw:polygon>
        <draw:path draw:style-name="gr28" draw:text-style-name="P1" draw:layer="layout" svg:width="0.139cm" svg:height="0.139cm" svg:x="4.323cm" svg:y="11.921cm" svg:viewBox="0 0 140 140" svg:d="M70 140c-13 0-24-3-35-9-11-7-19-15-26-26s-9-22-9-35 2-24 9-35 15-19 26-26 22-9 35-9 24 2 35 9 19 15 26 26c6 11 9 22 9 35s-3 24-9 35c-7 11-15 19-26 26-11 6-22 9-35 9z">
          <text:p/>
        </draw:path>
        <draw:path draw:style-name="gr29" draw:text-style-name="P1" draw:layer="layout" svg:width="0.139cm" svg:height="0.139cm" svg:x="4.323cm" svg:y="11.921cm" svg:viewBox="0 0 140 140" svg:d="M70 140c-13 0-24-3-35-9-11-7-19-15-26-26s-9-22-9-35 2-24 9-35 15-19 26-26 22-9 35-9 24 2 35 9 19 15 26 26c6 11 9 22 9 35s-3 24-9 35c-7 11-15 19-26 26-11 6-22 9-35 9z">
          <text:p/>
        </draw:path>
        <draw:frame draw:style-name="gr2" draw:text-style-name="P6" draw:layer="layout" svg:width="0.402cm" svg:height="0.471cm" svg:x="6.194cm" svg:y="11.412cm">
          <draw:text-box>
            <text:p text:style-name="P6">rot</text:p>
          </draw:text-box>
        </draw:frame>
        <draw:frame draw:style-name="gr2" draw:text-style-name="P4" draw:layer="layout" svg:width="0.496cm" svg:height="0.394cm" svg:x="8.201cm" svg:y="10.196cm">
          <draw:text-box>
            <text:p text:style-name="P4">D7</text:p>
          </draw:text-box>
        </draw:frame>
        <draw:frame draw:style-name="gr2" draw:text-style-name="P4" draw:layer="layout" svg:width="0.496cm" svg:height="0.394cm" svg:x="8.201cm" svg:y="9.597cm">
          <draw:text-box>
            <text:p text:style-name="P4">D5</text:p>
          </draw:text-box>
        </draw:frame>
        <draw:polygon draw:style-name="gr9" draw:text-style-name="P1" draw:layer="layout" svg:width="0.399cm" svg:height="0.999cm" svg:x="2.793cm" svg:y="8.6cm" svg:viewBox="0 0 400 1000" draw:points="200,1000 0,1000 0,0 400,0 400,1000">
          <text:p/>
        </draw:polygon>
        <draw:polygon draw:style-name="gr8" draw:text-style-name="P1" draw:layer="layout" svg:width="0.399cm" svg:height="0.999cm" svg:x="2.793cm" svg:y="8.6cm" svg:viewBox="0 0 400 1000" draw:points="200,1000 0,1000 0,0 400,0 400,1000">
          <text:p/>
        </draw:polygon>
        <draw:frame draw:style-name="gr2" draw:text-style-name="P2" draw:layer="layout" svg:width="0.667cm" svg:height="0.406cm" draw:transform="rotate (1.5707963267946) translate (3.118cm 9.147cm)">
          <draw:text-box>
            <text:p text:style-name="P2">10k</text:p>
          </draw:text-box>
        </draw:frame>
        <draw:path draw:style-name="gr28" draw:text-style-name="P1" draw:layer="layout" svg:width="0.139cm" svg:height="0.139cm" svg:x="2.923cm" svg:y="9.722cm" svg:viewBox="0 0 140 140" svg:d="M70 140c-13 0-24-3-35-9-11-7-19-15-26-26s-9-22-9-35 2-24 9-35 15-19 26-26 22-9 35-9 24 2 35 9 19 15 26 26c6 11 9 22 9 35s-3 24-9 35c-7 11-15 19-26 26-11 6-22 9-35 9z">
          <text:p/>
        </draw:path>
        <draw:path draw:style-name="gr29" draw:text-style-name="P1" draw:layer="layout" svg:width="0.139cm" svg:height="0.139cm" svg:x="2.923cm" svg:y="9.722cm" svg:viewBox="0 0 140 140" svg:d="M70 140c-13 0-24-3-35-9-11-7-19-15-26-26s-9-22-9-35 2-24 9-35 15-19 26-26 22-9 35-9 24 2 35 9 19 15 26 26c6 11 9 22 9 35s-3 24-9 35c-7 11-15 19-26 26-11 6-22 9-35 9z">
          <text:p/>
        </draw:path>
        <draw:line draw:style-name="gr31" draw:text-style-name="P1" draw:layer="layout" svg:x1="2.867cm" svg:y1="10.767cm" svg:x2="3cm" svg:y2="11.299cm">
          <text:p/>
        </draw:line>
        <draw:line draw:style-name="gr27" draw:text-style-name="P1" draw:layer="layout" svg:x1="3cm" svg:y1="9.6cm" svg:x2="3cm" svg:y2="10.8cm">
          <text:p/>
        </draw:line>
        <draw:line draw:style-name="gr27" draw:text-style-name="P1" draw:layer="layout" svg:x1="2.926cm" svg:y1="11.032cm" svg:x2="2.83cm" svg:y2="11.032cm">
          <text:p/>
        </draw:line>
        <draw:line draw:style-name="gr27" draw:text-style-name="P1" draw:layer="layout" svg:x1="2.496cm" svg:y1="11.032cm" svg:x2="2.4cm" svg:y2="11.032cm">
          <text:p/>
        </draw:line>
        <draw:line draw:style-name="gr31" draw:text-style-name="P1" draw:layer="layout" svg:x1="2.4cm" svg:y1="10.9cm" svg:x2="2.4cm" svg:y2="11.165cm">
          <text:p/>
        </draw:line>
        <draw:line draw:style-name="gr27" draw:text-style-name="P1" draw:layer="layout" svg:x1="2.641cm" svg:y1="11.032cm" svg:x2="2.545cm" svg:y2="11.032cm">
          <text:p/>
        </draw:line>
        <draw:line draw:style-name="gr27" draw:text-style-name="P1" draw:layer="layout" svg:x1="2.787cm" svg:y1="11.032cm" svg:x2="2.691cm" svg:y2="11.032cm">
          <text:p/>
        </draw:line>
        <draw:frame draw:style-name="gr2" draw:text-style-name="P2" draw:layer="layout" svg:width="0.469cm" svg:height="0.394cm" svg:x="2.3cm" svg:y="10.496cm">
          <draw:text-box>
            <text:p text:style-name="P2">S1</text:p>
          </draw:text-box>
        </draw:frame>
        <draw:line draw:style-name="gr27" draw:text-style-name="P1" draw:layer="layout" svg:x1="3cm" svg:y1="11.299cm" svg:x2="3cm" svg:y2="11.999cm">
          <text:p/>
        </draw:line>
        <draw:polyline draw:style-name="gr27" draw:text-style-name="P1" draw:layer="layout" svg:width="4.999cm" svg:height="0.199cm" svg:x="3cm" svg:y="8.4cm" svg:viewBox="0 0 5000 200" draw:points="0,200 0,0 5000,0">
          <text:p/>
        </draw:polyline>
        <draw:line draw:style-name="gr27" draw:text-style-name="P1" draw:layer="layout" svg:x1="7.4cm" svg:y1="10.399cm" svg:x2="8cm" svg:y2="10.399cm">
          <text:p/>
        </draw:line>
        <draw:polygon draw:style-name="gr32" draw:text-style-name="P1" draw:layer="layout" svg:width="7.999cm" svg:height="5.798cm" svg:x="1.8cm" svg:y="7cm" svg:viewBox="0 0 8000 5799" draw:points="4000,5799 0,5799 0,0 8000,0 8000,5799">
          <text:p/>
        </draw:polygon>
        <draw:frame draw:style-name="gr2" draw:text-style-name="P2" draw:layer="layout" svg:width="0.692cm" svg:height="0.394cm" svg:x="2.4cm" svg:y="17.801cm">
          <draw:text-box>
            <text:p text:style-name="P2">3V3</text:p>
          </draw:text-box>
        </draw:frame>
        <draw:frame draw:style-name="gr2" draw:text-style-name="P2" draw:layer="layout" svg:width="0.496cm" svg:height="0.394cm" svg:x="2.4cm" svg:y="17.402cm">
          <draw:text-box>
            <text:p text:style-name="P2">D8</text:p>
          </draw:text-box>
        </draw:frame>
        <draw:frame draw:style-name="gr2" draw:text-style-name="P2" draw:layer="layout" svg:width="0.496cm" svg:height="0.394cm" svg:x="2.4cm" svg:y="17.004cm">
          <draw:text-box>
            <text:p text:style-name="P2">D7</text:p>
          </draw:text-box>
        </draw:frame>
        <draw:frame draw:style-name="gr2" draw:text-style-name="P2" draw:layer="layout" svg:width="0.496cm" svg:height="0.394cm" svg:x="2.4cm" svg:y="16.603cm">
          <draw:text-box>
            <text:p text:style-name="P2">D6</text:p>
          </draw:text-box>
        </draw:frame>
        <draw:frame draw:style-name="gr2" draw:text-style-name="P2" draw:layer="layout" svg:width="0.496cm" svg:height="0.394cm" svg:x="2.4cm" svg:y="16.204cm">
          <draw:text-box>
            <text:p text:style-name="P2">D5</text:p>
          </draw:text-box>
        </draw:frame>
        <draw:frame draw:style-name="gr2" draw:text-style-name="P2" draw:layer="layout" svg:width="0.691cm" svg:height="0.394cm" svg:x="2.4cm" svg:y="15.003cm">
          <draw:text-box>
            <text:p text:style-name="P2">RST</text:p>
          </draw:text-box>
        </draw:frame>
        <draw:polygon draw:style-name="gr33" draw:text-style-name="P1" draw:layer="layout" svg:width="3.998cm" svg:height="4.398cm" svg:x="3.2cm" svg:y="15cm" svg:viewBox="0 0 3999 4399" draw:points="3999,4399 400,4399 400,3199 0,3199 0,0 3999,0">
          <text:p/>
        </draw:polygon>
        <draw:polygon draw:style-name="gr5" draw:text-style-name="P1" draw:layer="layout" svg:width="3.998cm" svg:height="4.398cm" svg:x="3.2cm" svg:y="15cm" svg:viewBox="0 0 3999 4399" draw:points="3999,4399 400,4399 400,3199 0,3199 0,0 3999,0">
          <text:p/>
        </draw:polygon>
        <draw:path draw:style-name="gr9" draw:text-style-name="P1" draw:layer="layout" svg:width="0.199cm" svg:height="0.199cm" svg:x="3.3cm" svg:y="15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3.3cm" svg:y="15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3.3cm" svg:y="15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3.3cm" svg:y="15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3.3cm" svg:y="15.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3.3cm" svg:y="15.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3.3cm" svg:y="16.3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3.3cm" svg:y="16.3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3.3cm" svg:y="16.7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3.3cm" svg:y="16.7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3.3cm" svg:y="17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3.3cm" svg:y="17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3.3cm" svg:y="17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3.3cm" svg:y="17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3.3cm" svg:y="17.8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3.3cm" svg:y="17.8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1cm" svg:y="15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1cm" svg:y="15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1cm" svg:y="15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1cm" svg:y="15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1cm" svg:y="15.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1cm" svg:y="15.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1cm" svg:y="16.3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1cm" svg:y="16.3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1cm" svg:y="16.7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1cm" svg:y="16.7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1cm" svg:y="17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1cm" svg:y="17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1cm" svg:y="17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1cm" svg:y="17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1cm" svg:y="17.8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1cm" svg:y="17.8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1cm" svg:y="18.2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1cm" svg:y="18.2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1cm" svg:y="18.6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1cm" svg:y="18.6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1cm" svg:y="19.0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1cm" svg:y="19.0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3.7cm" svg:y="18.6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3.7cm" svg:y="18.6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3.7cm" svg:y="19.0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3.7cm" svg:y="19.0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olyline draw:style-name="gr6" draw:text-style-name="P1" draw:layer="layout" svg:width="0.399cm" svg:height="3.198cm" svg:x="4cm" svg:y="15cm" svg:viewBox="0 0 400 3199" draw:points="0,3199 400,3199 400,0">
          <text:p/>
        </draw:polyline>
        <draw:path draw:style-name="gr7" draw:text-style-name="P1" draw:layer="layout" svg:width="0.199cm" svg:height="0.199cm" svg:x="4.5cm" svg:y="15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5cm" svg:y="15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5cm" svg:y="15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5cm" svg:y="15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5cm" svg:y="15.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5cm" svg:y="15.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5cm" svg:y="16.3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5cm" svg:y="16.3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5cm" svg:y="16.7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5cm" svg:y="16.7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5cm" svg:y="17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5cm" svg:y="17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5cm" svg:y="17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5cm" svg:y="17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5cm" svg:y="17.8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5cm" svg:y="17.8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5cm" svg:y="18.2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5cm" svg:y="18.2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5cm" svg:y="18.6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5cm" svg:y="18.6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5cm" svg:y="19.0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5cm" svg:y="19.0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olyline draw:style-name="gr6" draw:text-style-name="P1" draw:layer="layout" svg:width="0.799cm" svg:height="3.198cm" svg:x="6cm" svg:y="15cm" svg:viewBox="0 0 800 3199" draw:points="800,3199 0,3199 0,0">
          <text:p/>
        </draw:polyline>
        <draw:path draw:style-name="gr7" draw:text-style-name="P1" draw:layer="layout" svg:width="0.199cm" svg:height="0.199cm" svg:x="4.9cm" svg:y="15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9cm" svg:y="15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9cm" svg:y="15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9cm" svg:y="15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9cm" svg:y="15.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9cm" svg:y="15.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9cm" svg:y="16.3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9cm" svg:y="16.3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9cm" svg:y="16.7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9cm" svg:y="16.7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9cm" svg:y="17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9cm" svg:y="17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9cm" svg:y="17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9cm" svg:y="17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9cm" svg:y="17.8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9cm" svg:y="17.8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9cm" svg:y="18.2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9cm" svg:y="18.2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9cm" svg:y="18.6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9cm" svg:y="18.6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4.9cm" svg:y="19.0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4.9cm" svg:y="19.0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5.3cm" svg:y="15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5.3cm" svg:y="15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5.3cm" svg:y="15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5.3cm" svg:y="15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5.3cm" svg:y="15.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5.3cm" svg:y="15.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5.3cm" svg:y="16.3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5.3cm" svg:y="16.3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5.3cm" svg:y="16.7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5.3cm" svg:y="16.7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5.3cm" svg:y="17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5.3cm" svg:y="17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5.3cm" svg:y="17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5.3cm" svg:y="17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5.3cm" svg:y="17.8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5.3cm" svg:y="17.8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5.3cm" svg:y="18.2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5.3cm" svg:y="18.2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5.3cm" svg:y="18.6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5.3cm" svg:y="18.6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5.3cm" svg:y="19.0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5.3cm" svg:y="19.0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5.7cm" svg:y="15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5.7cm" svg:y="15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5.7cm" svg:y="15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5.7cm" svg:y="15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5.7cm" svg:y="15.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5.7cm" svg:y="15.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5.7cm" svg:y="16.3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5.7cm" svg:y="16.3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5.7cm" svg:y="16.7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5.7cm" svg:y="16.7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5.7cm" svg:y="17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5.7cm" svg:y="17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5.7cm" svg:y="17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5.7cm" svg:y="17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5.7cm" svg:y="17.8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5.7cm" svg:y="17.8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5.7cm" svg:y="18.2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5.7cm" svg:y="18.2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5.7cm" svg:y="18.6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5.7cm" svg:y="18.6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5.7cm" svg:y="19.0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5.7cm" svg:y="19.0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099cm" svg:y="15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099cm" svg:y="15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099cm" svg:y="15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099cm" svg:y="15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099cm" svg:y="15.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099cm" svg:y="15.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099cm" svg:y="16.3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099cm" svg:y="16.3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099cm" svg:y="16.7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099cm" svg:y="16.7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099cm" svg:y="17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099cm" svg:y="17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099cm" svg:y="17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099cm" svg:y="17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099cm" svg:y="17.8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099cm" svg:y="17.8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099cm" svg:y="18.2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099cm" svg:y="18.2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099cm" svg:y="18.6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099cm" svg:y="18.6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099cm" svg:y="19.0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099cm" svg:y="19.0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499cm" svg:y="18.2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499cm" svg:y="18.2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499cm" svg:y="18.6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499cm" svg:y="18.6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499cm" svg:y="19.0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499cm" svg:y="19.0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899cm" svg:y="15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899cm" svg:y="15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899cm" svg:y="15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899cm" svg:y="15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899cm" svg:y="15.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899cm" svg:y="15.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899cm" svg:y="16.3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899cm" svg:y="16.3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899cm" svg:y="16.7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899cm" svg:y="16.7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899cm" svg:y="17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899cm" svg:y="17.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899cm" svg:y="17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899cm" svg:y="17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899cm" svg:y="17.8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899cm" svg:y="17.8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899cm" svg:y="18.6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899cm" svg:y="18.6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9" draw:text-style-name="P1" draw:layer="layout" svg:width="0.199cm" svg:height="0.199cm" svg:x="6.899cm" svg:y="19.0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8" draw:text-style-name="P1" draw:layer="layout" svg:width="0.199cm" svg:height="0.199cm" svg:x="6.899cm" svg:y="19.0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frame draw:style-name="gr2" draw:text-style-name="P2" draw:layer="layout" svg:width="0.496cm" svg:height="0.394cm" svg:x="2.4cm" svg:y="15.803cm">
          <draw:text-box>
            <text:p text:style-name="P2">D0</text:p>
          </draw:text-box>
        </draw:frame>
        <draw:frame draw:style-name="gr2" draw:text-style-name="P2" draw:layer="layout" svg:width="0.494cm" svg:height="0.394cm" svg:x="2.4cm" svg:y="15.404cm">
          <draw:text-box>
            <text:p text:style-name="P2">A0</text:p>
          </draw:text-box>
        </draw:frame>
        <draw:frame draw:style-name="gr2" draw:text-style-name="P2" draw:layer="layout" svg:width="0.693cm" svg:height="0.394cm" svg:x="7.399cm" svg:y="17.401cm">
          <draw:text-box>
            <text:p text:style-name="P2">GND</text:p>
          </draw:text-box>
        </draw:frame>
        <draw:frame draw:style-name="gr2" draw:text-style-name="P2" draw:layer="layout" svg:width="0.496cm" svg:height="0.394cm" svg:x="7.399cm" svg:y="17.003cm">
          <draw:text-box>
            <text:p text:style-name="P2">D4</text:p>
          </draw:text-box>
        </draw:frame>
        <draw:frame draw:style-name="gr2" draw:text-style-name="P2" draw:layer="layout" svg:width="0.496cm" svg:height="0.394cm" svg:x="7.399cm" svg:y="16.604cm">
          <draw:text-box>
            <text:p text:style-name="P2">D3</text:p>
          </draw:text-box>
        </draw:frame>
        <draw:frame draw:style-name="gr2" draw:text-style-name="P2" draw:layer="layout" svg:width="0.496cm" svg:height="0.394cm" svg:x="7.399cm" svg:y="16.203cm">
          <draw:text-box>
            <text:p text:style-name="P2">D2</text:p>
          </draw:text-box>
        </draw:frame>
        <draw:frame draw:style-name="gr2" draw:text-style-name="P2" draw:layer="layout" svg:width="0.496cm" svg:height="0.394cm" svg:x="7.399cm" svg:y="15.804cm">
          <draw:text-box>
            <text:p text:style-name="P2">D1</text:p>
          </draw:text-box>
        </draw:frame>
        <draw:frame draw:style-name="gr2" draw:text-style-name="P2" draw:layer="layout" svg:width="0.495cm" svg:height="0.394cm" svg:x="7.399cm" svg:y="15.403cm">
          <draw:text-box>
            <text:p text:style-name="P2">RX</text:p>
          </draw:text-box>
        </draw:frame>
        <draw:frame draw:style-name="gr2" draw:text-style-name="P2" draw:layer="layout" svg:width="0.496cm" svg:height="0.394cm" svg:x="7.399cm" svg:y="15.004cm">
          <draw:text-box>
            <text:p text:style-name="P2">TX</text:p>
          </draw:text-box>
        </draw:frame>
        <draw:frame draw:style-name="gr2" draw:text-style-name="P2" draw:layer="layout" svg:width="0.494cm" svg:height="0.394cm" svg:x="7.399cm" svg:y="17.803cm">
          <draw:text-box>
            <text:p text:style-name="P2">5V</text:p>
          </draw:text-box>
        </draw:frame>
        <draw:frame draw:style-name="gr2" draw:text-style-name="P2" draw:layer="layout" svg:width="0.692cm" svg:height="0.394cm" svg:x="8.199cm" svg:y="16.203cm">
          <draw:text-box>
            <text:p text:style-name="P2">SDA</text:p>
          </draw:text-box>
        </draw:frame>
        <draw:frame draw:style-name="gr2" draw:text-style-name="P2" draw:layer="layout" svg:width="0.694cm" svg:height="0.394cm" svg:x="8.199cm" svg:y="15.804cm">
          <draw:text-box>
            <text:p text:style-name="P2">SCL</text:p>
          </draw:text-box>
        </draw:frame>
        <draw:frame draw:style-name="gr2" draw:text-style-name="P2" draw:layer="layout" svg:width="1.494cm" svg:height="0.394cm" svg:x="8.199cm" svg:y="17.003cm">
          <draw:text-box>
            <text:p text:style-name="P2">Blaue LED</text:p>
          </draw:text-box>
        </draw:frame>
        <draw:frame draw:style-name="gr2" draw:text-style-name="P2" draw:layer="layout" svg:width="1.29cm" svg:height="0.394cm" svg:x="8.199cm" svg:y="16.604cm">
          <draw:text-box>
            <text:p text:style-name="P2">1-Button</text:p>
          </draw:text-box>
        </draw:frame>
        <draw:path draw:style-name="gr10" draw:text-style-name="P1" draw:layer="layout" svg:width="0.199cm" svg:height="0.199cm" svg:x="6.899cm" svg:y="17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6.899cm" svg:y="17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10" draw:text-style-name="P1" draw:layer="layout" svg:width="0.199cm" svg:height="0.199cm" svg:x="4.9cm" svg:y="16.7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4.9cm" svg:y="16.7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10" draw:text-style-name="P1" draw:layer="layout" svg:width="0.199cm" svg:height="0.199cm" svg:x="5.3cm" svg:y="17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5.3cm" svg:y="17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olygon draw:style-name="gr12" draw:text-style-name="P1" draw:layer="layout" svg:width="2.299cm" svg:height="2.304cm" svg:x="4.2cm" svg:y="16.495cm" svg:viewBox="0 0 2300 2305" draw:points="1150,2305 0,2305 0,0 2300,0 2300,2305">
          <text:p/>
        </draw:polygon>
        <draw:polygon draw:style-name="gr13" draw:text-style-name="P1" draw:layer="layout" svg:width="2.299cm" svg:height="2.304cm" svg:x="4.2cm" svg:y="16.495cm" svg:viewBox="0 0 2300 2305" draw:points="1150,2305 0,2305 0,0 2300,0 2300,2305">
          <text:p/>
        </draw:polygon>
        <draw:polygon draw:style-name="gr10" draw:text-style-name="P1" draw:layer="layout" svg:width="0.199cm" svg:height="0.299cm" svg:x="5.6cm" svg:y="18.799cm" svg:viewBox="0 0 200 300" draw:points="100,300 0,300 0,0 200,0 200,300">
          <text:p/>
        </draw:polygon>
        <draw:polygon draw:style-name="gr34" draw:text-style-name="P1" draw:layer="layout" svg:width="0.199cm" svg:height="0.299cm" svg:x="5.6cm" svg:y="18.799cm" svg:viewBox="0 0 200 300" draw:points="100,300 0,300 0,0 200,0 200,300">
          <text:p/>
        </draw:polygon>
        <draw:line draw:style-name="gr16" draw:text-style-name="P1" draw:layer="layout" svg:x1="5.4cm" svg:y1="17.599cm" svg:x2="7cm" svg:y2="17.599cm">
          <text:p/>
        </draw:line>
        <draw:polyline draw:style-name="gr16" draw:text-style-name="P1" draw:layer="layout" svg:width="0.499cm" svg:height="0.199cm" svg:x="5.4cm" svg:y="18.799cm" svg:viewBox="0 0 500 200" draw:points="0,200 400,200 500,0">
          <text:p/>
        </draw:polyline>
        <draw:polygon draw:style-name="gr23" draw:text-style-name="P1" draw:layer="layout" svg:width="1.199cm" svg:height="0.399cm" svg:x="4.2cm" svg:y="18.799cm" svg:viewBox="0 0 1200 400" draw:points="600,400 0,400 0,0 1200,0 1200,400">
          <text:p/>
        </draw:polygon>
        <draw:polygon draw:style-name="gr24" draw:text-style-name="P1" draw:layer="layout" svg:width="1.199cm" svg:height="0.399cm" svg:x="4.2cm" svg:y="18.799cm" svg:viewBox="0 0 1200 400" draw:points="600,400 0,400 0,0 1200,0 1200,400">
          <text:p/>
        </draw:polygon>
        <draw:frame draw:style-name="gr2" draw:text-style-name="P2" draw:layer="layout" svg:width="0.59cm" svg:height="0.394cm" svg:x="4.5cm" svg:y="18.805cm">
          <draw:text-box>
            <text:p text:style-name="P2">47k</text:p>
          </draw:text-box>
        </draw:frame>
        <draw:polyline draw:style-name="gr16" draw:text-style-name="P1" draw:layer="layout" svg:width="0.799cm" svg:height="0.999cm" svg:x="3.4cm" svg:y="17.999cm" svg:viewBox="0 0 800 1000" draw:points="0,0 600,0 600,1000 800,1000">
          <text:p/>
        </draw:polyline>
        <draw:path draw:style-name="gr10" draw:text-style-name="P1" draw:layer="layout" svg:width="0.199cm" svg:height="0.199cm" svg:x="3.3cm" svg:y="17.8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3.3cm" svg:y="17.8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10" draw:text-style-name="P1" draw:layer="layout" svg:width="0.199cm" svg:height="0.199cm" svg:x="5.7cm" svg:y="18.6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5.7cm" svg:y="18.699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line draw:style-name="gr16" draw:text-style-name="P1" draw:layer="layout" svg:x1="5cm" svg:y1="16.8cm" svg:x2="7cm" svg:y2="16.8cm">
          <text:p/>
        </draw:line>
        <draw:path draw:style-name="gr10" draw:text-style-name="P1" draw:layer="layout" svg:width="0.199cm" svg:height="0.199cm" svg:x="6.899cm" svg:y="16.7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6.899cm" svg:y="16.7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14" draw:text-style-name="P1" draw:layer="layout" svg:width="0.799cm" svg:height="0.799cm" svg:x="4.8cm" svg:y="15.2cm" svg:viewBox="0 0 800 800" svg:d="M400 800c-74 0-136-18-200-54-64-37-110-82-146-146-37-64-54-126-54-200s17-136 54-200c36-64 82-110 146-146 64-37 126-54 200-54s136 17 200 54c64 36 109 82 146 146 36 64 54 126 54 200s-18 136-54 200c-37 64-82 109-146 146-64 36-126 54-200 54z">
          <text:p/>
        </draw:path>
        <draw:path draw:style-name="gr15" draw:text-style-name="P1" draw:layer="layout" svg:width="0.799cm" svg:height="0.799cm" svg:x="4.8cm" svg:y="15.2cm" svg:viewBox="0 0 800 800" svg:d="M400 800c-74 0-136-18-200-54-64-37-110-82-146-146-37-64-54-126-54-200s17-136 54-200c36-64 82-110 146-146 64-37 126-54 200-54s136 17 200 54c64 36 110 82 146 146 37 64 54 126 54 200s-17 136-54 200c-36 64-82 110-146 146-64 37-126 54-200 54z">
          <text:p/>
        </draw:path>
        <draw:polygon draw:style-name="gr23" draw:text-style-name="P1" draw:layer="layout" svg:width="0.399cm" svg:height="1.199cm" svg:x="3.591cm" svg:y="15.61cm" svg:viewBox="0 0 400 1200" draw:points="400,600 400,1200 0,1200 0,0 400,0">
          <text:p/>
        </draw:polygon>
        <draw:polygon draw:style-name="gr24" draw:text-style-name="P1" draw:layer="layout" svg:width="0.399cm" svg:height="1.199cm" svg:x="3.591cm" svg:y="15.61cm" svg:viewBox="0 0 400 1200" draw:points="400,600 400,1200 0,1200 0,0 400,0">
          <text:p/>
        </draw:polygon>
        <draw:frame draw:style-name="gr35" draw:text-style-name="P2" draw:layer="layout" svg:width="0.599cm" svg:height="0.406cm" draw:transform="rotate (1.5707963267946) translate (3.918cm 16.183cm)">
          <draw:text-box>
            <text:p text:style-name="P2">100</text:p>
          </draw:text-box>
        </draw:frame>
        <draw:line draw:style-name="gr16" draw:text-style-name="P1" draw:layer="layout" svg:x1="3.8cm" svg:y1="16.8cm" svg:x2="4.2cm" svg:y2="16.8cm">
          <text:p/>
        </draw:line>
        <draw:line draw:style-name="gr16" draw:text-style-name="P1" draw:layer="layout" svg:x1="3.8cm" svg:y1="15.6cm" svg:x2="4.6cm" svg:y2="15.6cm">
          <text:p/>
        </draw:line>
        <draw:path draw:style-name="gr10" draw:text-style-name="P1" draw:layer="layout" svg:width="0.199cm" svg:height="0.199cm" svg:x="4.1cm" svg:y="16.7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4.1cm" svg:y="16.7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10" draw:text-style-name="P1" draw:layer="layout" svg:width="0.199cm" svg:height="0.199cm" svg:x="4.5cm" svg:y="15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4.5cm" svg:y="15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10" draw:text-style-name="P1" draw:layer="layout" svg:width="0.199cm" svg:height="0.199cm" svg:x="5.7cm" svg:y="15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5.7cm" svg:y="15.5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10" draw:text-style-name="P1" draw:layer="layout" svg:width="0.199cm" svg:height="0.199cm" svg:x="4.1cm" svg:y="16.3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4.1cm" svg:y="16.3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olyline draw:style-name="gr16" draw:text-style-name="P1" draw:layer="layout" svg:width="1.599cm" svg:height="0.799cm" svg:x="4.2cm" svg:y="15.6cm" svg:viewBox="0 0 1600 800" draw:points="0,800 1600,800 1600,0">
          <text:p/>
        </draw:polyline>
        <draw:line draw:style-name="gr16" draw:text-style-name="P1" draw:layer="layout" svg:x1="4.6cm" svg:y1="15.6cm" svg:x2="4.8cm" svg:y2="15.6cm">
          <text:p/>
        </draw:line>
        <draw:line draw:style-name="gr16" draw:text-style-name="P1" draw:layer="layout" svg:x1="5.6cm" svg:y1="15.6cm" svg:x2="5.8cm" svg:y2="15.6cm">
          <text:p/>
        </draw:line>
        <draw:frame draw:style-name="gr2" draw:text-style-name="P2" draw:layer="layout" svg:width="0.596cm" svg:height="0.394cm" svg:x="4.9cm" svg:y="15.405cm">
          <draw:text-box>
            <text:p text:style-name="P2">LED</text:p>
          </draw:text-box>
        </draw:frame>
        <draw:path draw:style-name="gr10" draw:text-style-name="P1" draw:layer="layout" svg:width="0.199cm" svg:height="0.199cm" svg:x="3.3cm" svg:y="16.30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3.3cm" svg:y="16.30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10" draw:text-style-name="P1" draw:layer="layout" svg:width="0.199cm" svg:height="0.199cm" svg:x="3.3cm" svg:y="16.70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path draw:style-name="gr11" draw:text-style-name="P1" draw:layer="layout" svg:width="0.199cm" svg:height="0.199cm" svg:x="3.3cm" svg:y="16.701cm" svg:viewBox="0 0 200 200" svg:d="M100 200c-18 0-34-4-50-13-16-10-28-21-37-37-10-16-13-32-13-50s3-34 13-50c9-16 21-28 37-37 16-10 32-13 50-13s34 3 50 13c16 9 27 21 37 37 9 16 13 32 13 50s-4 34-13 50c-10 16-21 27-37 37-16 9-32 13-50 13z">
          <text:p/>
        </draw:path>
        <draw:frame draw:style-name="gr2" draw:text-style-name="P2" draw:layer="layout" svg:width="5.406cm" svg:height="0.394cm" svg:x="2.5cm" svg:y="19.706cm">
          <draw:text-box>
            <text:p text:style-name="P2">Großer Button D3 mit Duo-LED D5-D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l Hartinger</meta:initial-creator>
    <meta:creation-date>2017-01-28T11:17:35.47</meta:creation-date>
    <dc:date>2018-08-28T12:54:24.44</dc:date>
    <dc:creator>Karl Hartinger</dc:creator>
    <meta:editing-duration>PT1H46M58S</meta:editing-duration>
    <meta:editing-cycles>9</meta:editing-cycles>
    <meta:generator>OpenOffice/4.1.0$Win32 OpenOffice.org_project/410m18$Build-9764</meta:generator>
    <meta:document-statistic meta:object-count="598"/>
  </office:meta>
</office:document-meta>
</file>